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 bla 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eZ systems</meta:initial-creator>
    <meta:creation-date>2007-03-26T14:00:30</meta:creation-date>
    <dc:creator>eZ systems</dc:creator>
    <dc:date>2007-03-26T14:02:25</dc:date>
    <dc:language>en-GB</dc:language>
    <meta:editing-cycles>2</meta:editing-cycles>
    <meta:editing-duration>PT2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1"/>
  </office:meta>
</office:document-meta>
</file>